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8pt" fo:font-style="normal" style:text-underline-style="none" fo:font-weight="bold" officeooo:paragraph-rsid="002c40e7" style:text-blinking="false" fo:background-color="transparent" style:font-size-asian="18pt" style:font-size-complex="1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8pt" fo:font-style="normal" style:text-underline-style="none" fo:font-weight="bold" officeooo:paragraph-rsid="002c7abe" style:text-blinking="false" fo:background-color="transparent" style:font-size-asian="18pt" style:font-size-complex="18pt"/>
    </style:style>
    <style:style style:name="P3" style:family="paragraph" style:parent-style-name="Text_20_body">
      <style:text-properties fo:color="#000000" loext:opacity="100%" style:font-name="Liberation Serif" fo:font-size="18pt" fo:font-weight="bold" officeooo:rsid="002c7abe" officeooo:paragraph-rsid="002c7abe" style:font-size-asian="18pt" style:font-weight-asian="bold" style:font-size-complex="18pt" style:font-weight-complex="bold"/>
    </style:style>
    <style:style style:name="P4" style:family="paragraph" style:parent-style-name="Text_20_body">
      <style:text-properties fo:color="#000000" loext:opacity="100%" style:font-name="Liberation Serif" fo:font-size="14pt" fo:font-weight="normal" officeooo:paragraph-rsid="002c7abe" style:font-size-asian="14pt" style:font-size-complex="14pt"/>
    </style:style>
    <style:style style:name="P5" style:family="paragraph" style:parent-style-name="Heading_20_3" style:list-style-name="">
      <style:text-properties officeooo:paragraph-rsid="002c40e7"/>
    </style:style>
    <style:style style:name="P6" style:family="paragraph" style:parent-style-name="Text_20_body">
      <style:text-properties officeooo:paragraph-rsid="002c40e7"/>
    </style:style>
    <style:style style:name="P7" style:family="paragraph" style:parent-style-name="Heading_20_3">
      <style:paragraph-properties fo:margin-top="0cm" fo:margin-bottom="0.247cm" style:contextual-spacing="false" fo:line-height="115%"/>
      <style:text-properties officeooo:paragraph-rsid="002c40e7"/>
    </style:style>
    <style:style style:name="P8" style:family="paragraph" style:parent-style-name="Text_20_body" style:list-style-name="L1">
      <style:text-properties officeooo:paragraph-rsid="002c40e7"/>
    </style:style>
    <style:style style:name="P9" style:family="paragraph" style:parent-style-name="Text_20_body" style:list-style-name="">
      <style:text-properties officeooo:paragraph-rsid="002c40e7"/>
    </style:style>
    <style:style style:name="P10" style:family="paragraph" style:parent-style-name="Heading_20_3">
      <style:paragraph-properties fo:margin-top="0cm" fo:margin-bottom="0.499cm" style:contextual-spacing="false"/>
      <style:text-properties officeooo:paragraph-rsid="002c40e7"/>
    </style:style>
    <style:style style:name="P11" style:family="paragraph" style:parent-style-name="Text_20_body">
      <style:paragraph-properties fo:margin-top="0cm" fo:margin-bottom="0.499cm" style:contextual-spacing="false"/>
      <style:text-properties officeooo:paragraph-rsid="002c40e7"/>
    </style:style>
    <style:style style:name="P12" style:family="paragraph" style:parent-style-name="Text_20_body" style:list-style-name="L2">
      <style:paragraph-properties fo:margin-top="0cm" fo:margin-bottom="0.499cm" style:contextual-spacing="false"/>
      <style:text-properties officeooo:paragraph-rsid="002c40e7"/>
    </style:style>
    <style:style style:name="P13" style:family="paragraph" style:parent-style-name="Text_20_body" style:list-style-name="L3">
      <style:paragraph-properties fo:margin-top="0cm" fo:margin-bottom="0.499cm" style:contextual-spacing="false"/>
      <style:text-properties officeooo:paragraph-rsid="002c40e7"/>
    </style:style>
    <style:style style:name="P14" style:family="paragraph" style:parent-style-name="Heading_20_3">
      <style:paragraph-properties fo:margin-top="0cm" fo:margin-bottom="0.499cm" style:contextual-spacing="false" fo:line-height="115%"/>
      <style:text-properties officeooo:paragraph-rsid="002c40e7"/>
    </style:style>
    <style:style style:name="P15" style:family="paragraph" style:parent-style-name="Text_20_body" style:list-style-name="L4">
      <style:paragraph-properties fo:margin-top="0cm" fo:margin-bottom="0.499cm" style:contextual-spacing="false"/>
      <style:text-properties officeooo:paragraph-rsid="002c40e7"/>
    </style:style>
    <style:style style:name="P16" style:family="paragraph" style:parent-style-name="Text_20_body" style:list-style-name="L5">
      <style:paragraph-properties fo:margin-top="0cm" fo:margin-bottom="0.499cm" style:contextual-spacing="false"/>
      <style:text-properties officeooo:paragraph-rsid="002c40e7"/>
    </style:style>
    <style:style style:name="P17" style:family="paragraph" style:parent-style-name="Text_20_body" style:list-style-name="L6">
      <style:paragraph-properties fo:margin-top="0cm" fo:margin-bottom="0.499cm" style:contextual-spacing="false"/>
      <style:text-properties officeooo:paragraph-rsid="002c40e7"/>
    </style:style>
    <style:style style:name="P18" style:family="paragraph" style:parent-style-name="Text_20_body" style:list-style-name="L7">
      <style:paragraph-properties fo:margin-top="0cm" fo:margin-bottom="0.499cm" style:contextual-spacing="false"/>
      <style:text-properties officeooo:paragraph-rsid="002c40e7"/>
    </style:style>
    <style:style style:name="P19" style:family="paragraph" style:parent-style-name="Text_20_body" style:list-style-name="L8">
      <style:paragraph-properties fo:margin-top="0cm" fo:margin-bottom="0.499cm" style:contextual-spacing="false"/>
      <style:text-properties officeooo:paragraph-rsid="002c40e7"/>
    </style:style>
    <style:style style:name="P20" style:family="paragraph" style:parent-style-name="Text_20_body" style:list-style-name="L9">
      <style:paragraph-properties fo:margin-top="0cm" fo:margin-bottom="0.499cm" style:contextual-spacing="false"/>
      <style:text-properties officeooo:paragraph-rsid="002c40e7"/>
    </style:style>
    <style:style style:name="P21" style:family="paragraph" style:parent-style-name="Text_20_body" style:list-style-name="L10">
      <style:paragraph-properties fo:margin-top="0cm" fo:margin-bottom="0.499cm" style:contextual-spacing="false"/>
      <style:text-properties officeooo:paragraph-rsid="002c40e7"/>
    </style:style>
    <style:style style:name="P22" style:family="paragraph" style:parent-style-name="Text_20_body" style:list-style-name="L11">
      <style:paragraph-properties fo:margin-top="0cm" fo:margin-bottom="0.499cm" style:contextual-spacing="false"/>
      <style:text-properties officeooo:paragraph-rsid="002c40e7"/>
    </style:style>
    <style:style style:name="P23" style:family="paragraph" style:parent-style-name="Text_20_body" style:list-style-name="L12">
      <style:paragraph-properties fo:margin-top="0cm" fo:margin-bottom="0.499cm" style:contextual-spacing="false"/>
      <style:text-properties officeooo:paragraph-rsid="002c40e7"/>
    </style:style>
    <style:style style:name="P24" style:family="paragraph" style:parent-style-name="Text_20_body" style:list-style-name="L13">
      <style:paragraph-properties fo:margin-top="0cm" fo:margin-bottom="0.499cm" style:contextual-spacing="false"/>
      <style:text-properties officeooo:paragraph-rsid="002c40e7"/>
    </style:style>
    <style:style style:name="P25" style:family="paragraph" style:parent-style-name="Text_20_body" style:list-style-name="L14">
      <style:paragraph-properties fo:margin-top="0cm" fo:margin-bottom="0.499cm" style:contextual-spacing="false"/>
      <style:text-properties officeooo:paragraph-rsid="002c40e7"/>
    </style:style>
    <style:style style:name="P26" style:family="paragraph" style:parent-style-name="Heading_20_2">
      <style:paragraph-properties fo:margin-top="0cm" fo:margin-bottom="0.499cm" style:contextual-spacing="false"/>
      <style:text-properties officeooo:paragraph-rsid="002c40e7"/>
    </style:style>
    <style:style style:name="P27" style:family="paragraph" style:parent-style-name="Text_20_body" style:list-style-name="L15">
      <style:text-properties officeooo:paragraph-rsid="002c40e7"/>
    </style:style>
    <style:style style:name="T1" style:family="text">
      <style:text-properties fo:font-size="18pt" fo:font-weight="bold" officeooo:rsid="002c7abe" style:font-size-asian="18pt" style:font-weight-asian="bold" style:font-size-complex="18pt" style:font-weight-complex="bold"/>
    </style:style>
    <style:style style:name="T2" style:family="text">
      <style:text-properties officeooo:rsid="000d4d4c"/>
    </style:style>
    <style:style style:name="T3" style:family="text">
      <style:text-properties officeooo:rsid="000cd04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82e38"/>
    </style:style>
    <style:style style:name="T6" style:family="text">
      <style:text-properties fo:font-variant="normal" fo:text-transform="none" fo:color="#1f2328" loext:opacity="100%" fo:font-family="apple-system, BlinkMacSystemFont, 'Segoe UI', 'Noto Sans', Helvetica, Arial, sans-serif, 'Apple Color Emoji', 'Segoe UI Emoji'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2a1649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7eb65e13-7fff-28db-d428-39383903d1a4"/>ÍNDICE:</text:h>
      <text:p text:style-name="P2">1-Resumen ejecutivo.</text:p>
      <text:p text:style-name="P2">2.-Introducción.</text:p>
      <text:p text:style-name="P2">3.-Estado actual de la IA en desarrollo web.</text:p>
      <text:p text:style-name="P2">4.-Tendencias emergentes.</text:p>
      <text:p text:style-name="P2">5.-Impacto en el empleo y competencias.</text:p>
      <text:p text:style-name="P2">6-Caso de estudio: Netflix.</text:p>
      <text:p text:style-name="P2">7-Predicciones y escenarios futuros.</text:p>
      <text:p text:style-name="P3">8-Conclusiones y reflexión personal.</text:p>
      <text:p text:style-name="P4"><text:span text:style-name="T1">9-Referencias bibliográficas.</text:span><text:line-break/></text:p>
      <text:h text:style-name="P5" text:outline-level="1">1. Resumen ejecutivo</text:h>
      <text:p text:style-name="P6">La inteligencia artificial (IA) está comenzando a transformar el desarrollo web de manera notable. En el frontend, algunas herramientas permiten generar automáticamente diseños y fragmentos de código, mientras que en el backend la IA ayuda a escalar sistemas, automatizar procesos y probar nuevas arquitecturas. Para los desarrolladores web, esto supone tanto oportunidades como desafíos, si no se adaptan a estas tecnologías.</text:p>
      <text:p text:style-name="P6">Un buen ejemplo es Netflix, que utiliza IA para personalizar la experiencia del usuario, predecir qué contenido recomendar y optimizar su plataforma a gran escala. Aunque se espera que la IA siga expandiéndose a lo largo de todo el ciclo de desarrollo web, también surgen cuestiones éticas, de privacidad y el riesgo de que ciertas tareas se deshumanicen.</text:p>
      <text:p text:style-name="P6">En mi opinión, los desarrolladores que aprendan a integrar la IA en su trabajo tendrán una ventaja competitiva, mientras que aquellos que permanezcan anclados en métodos tradicionales podrían quedarse atrás.</text:p>
      <text:h text:style-name="P7" text:outline-level="3">2. Introducción</text:h>
      <text:p text:style-name="P6">El desarrollo web ha pasado de páginas estáticas y programación manual a ecosistemas dinámicos, interactivos y centrados en el usuario. Al mismo tiempo, la IA empieza a integrarse en múltiples fases del desarrollo de software. Como futuro desarrollador web, resulta importante entender no solo cómo se construyen las páginas, sino también quiénes las construyen y con qué herramientas.</text:p>
      <text:p text:style-name="P6"><text:span text:style-name="Strong_20_Emphasis">Objetivos específicos:</text:span></text:p>
      <text:list text:style-name="L1">
        <text:list-item>
          <text:p text:style-name="P8">Investigar cómo se está utilizando la IA en el frontend y backend.</text:p>
        </text:list-item>
        <text:list-item>
          <text:p text:style-name="P8"><text:soft-page-break/>Analizar tendencias emergentes y tecnologías prometedoras.</text:p>
        </text:list-item>
        <text:list-item>
          <text:p text:style-name="P8">Evaluar el impacto de la IA sobre el empleo y las competencias del desarrollador web.</text:p>
        </text:list-item>
        <text:list-item>
          <text:p text:style-name="P8">Presentar oportunidades profesionales relevantes.</text:p>
        </text:list-item>
        <text:list-item>
          <text:p text:style-name="P8">Realizar predicciones fundamentadas sobre el futuro del sector.</text:p>
        </text:list-item>
      </text:list>
      <text:p text:style-name="P6"><text:span text:style-name="Strong_20_Emphasis">Metodología utilizada:</text:span><text:line-break/>He revisado documentación reciente, informes y casos reales, organizando la información por bloques: frontend, backend y competencias. Además , <text:span text:style-name="T2">casi en el final del documento</text:span> elabor<text:span text:style-name="T2">o</text:span> un marco de predicción para horizontes de 2-3 y 5-10 años.</text:p>
      <text:h text:style-name="P9" text:outline-level="1"/>
      <text:h text:style-name="P10" text:outline-level="3">3. Estado actual de la IA en desarrollo web</text:h>
      <text:p text:style-name="P11"><text:span text:style-name="Strong_20_Emphasis">Tecnologías más utilizadas actualmente</text:span></text:p>
      <text:list text:style-name="L2">
        <text:list-item>
          <text:p text:style-name="P12">En frontend, ya existen herramientas que generan automáticamente fragmentos de código y ayudan en el diseño asistido. Aunque estas soluciones aceleran el trabajo, todavía requieren supervisión humana, especialmente para decisiones creativas y de usabilidad.</text:p>
        </text:list-item>
        <text:list-item>
          <text:p text:style-name="P12">En backend, la IA se utiliza en APIs inteligentes que manejan procesamiento de lenguaje natural y visión por computadora. También ayuda a optimizar bases de datos, detectar anomalías en DevOps y gestionar microservicios adaptativos según la demanda. Por ejemplo, se ha visto que la adopción de estas tecnologías puede mejorar la velocidad y la personalización, aunque implementar estos sistemas no siempre es trivial.</text:p>
        </text:list-item>
      </text:list>
      <text:p text:style-name="P11"><text:span text:style-name="Strong_20_Emphasis">Adopción por parte de la industria</text:span><text:line-break/>Cada vez más empresas integran la IA en sus flujos de trabajo: personalización de contenidos, testing automatizado y mejoras de UX. Según estudios recientes, en 2025 la IA ya forma parte del ciclo de desarrollo web, aunque su adopción completa aún varía según el tamaño y los recursos de cada organización.</text:p>
      <text:p text:style-name="P11"><text:span text:style-name="Strong_20_Emphasis">Barreras y limitaciones</text:span></text:p>
      <text:list text:style-name="L3">
        <text:list-item>
          <text:p text:style-name="P13">La creatividad y el juicio humano siguen siendo difíciles de reemplazar. La IA no sustituye al desarrollador, sino que lo complementa, especialmente en tareas complejas.</text:p>
        </text:list-item>
        <text:list-item>
          <text:p text:style-name="P13">Integrar la IA en sistemas heredados, garantizar la escalabilidad y mantener la ética y la privacidad son desafíos importantes.</text:p>
        </text:list-item>
        <text:list-item>
          <text:p text:style-name="P13">La escasez de profesionales con conocimientos híbridos limita la adopción en algunos contextos.</text:p>
        </text:list-item>
        <text:list-item>
          <text:p text:style-name="P13"><text:soft-page-break/>El coste inicial y la complejidad de cambiar flujos de trabajo tradicionales pueden ralentizar la implementación.</text:p>
        </text:list-item>
      </text:list>
      <text:h text:style-name="P14" text:outline-level="3">4. Tendencias emergentes</text:h>
      <text:p text:style-name="P11"><text:span text:style-name="Strong_20_Emphasis">Tecnologías en desarrollo</text:span></text:p>
      <text:list text:style-name="L4">
        <text:list-item>
          <text:p text:style-name="P15">Se espera que la generación automática de sitios web mediante lenguaje natural crezca, permitiendo a desarrolladores concentrarse más en la lógica de negocio.</text:p>
        </text:list-item>
        <text:list-item>
          <text:p text:style-name="P15">Plataformas no-code/low-code impulsadas por IA facilitan la creación de aplicaciones web sin necesidad de conocimientos profundos de programación.</text:p>
        </text:list-item>
        <text:list-item>
          <text:p text:style-name="P15">Backend más adaptativo: microservicios que ajustan recursos en tiempo real y bases de datos que se optimizan automáticamente.</text:p>
        </text:list-item>
        <text:list-item>
          <text:p text:style-name="P15">UX hiperpersonalizada: la IA puede analizar el comportamiento del usuario y adaptar el contenido y el flujo según sus preferencias.</text:p>
        </text:list-item>
      </text:list>
      <text:p text:style-name="P11"><text:span text:style-name="Strong_20_Emphasis">Startups y productos innovadores</text:span><text:line-break/>Existen herramientas que permiten que la IA se encargue de tareas repetitivas, como testing o mantenimiento predictivo, mientras el desarrollador se enfoca en aspectos más estratégicos.</text:p>
      <text:p text:style-name="P11"><text:span text:style-name="Strong_20_Emphasis">Inversión y financiación</text:span><text:line-break/>El interés por invertir en IA aplicada al desarrollo web crece, especialmente porque puede aumentar la productividad y reducir errores humanos. No obstante, cada empresa debe evaluar si la inversión justifica el coste y la curva de aprendizaje.</text:p>
      <text:h text:style-name="P14" text:outline-level="3">5. Impacto en el empleo y competencias</text:h>
      <text:p text:style-name="P11"><text:span text:style-name="Strong_20_Emphasis">Análisis de ofertas de trabajo actuales</text:span><text:line-break/>Los perfiles puramente técnicos están siendo reemplazados por roles que combinan desarrollo web y conocimientos de IA. Muchos empleadores buscan desarrolladores capaces de integrar, supervisar y co-diseñar sistemas inteligentes.</text:p>
      <text:p text:style-name="P11"><text:span text:style-name="Strong_20_Emphasis">Evolución de perfiles profesionales</text:span></text:p>
      <text:list text:style-name="L5">
        <text:list-item>
          <text:p text:style-name="P16">Surgen roles híbridos como AI Engineer, Prompt Engineer y MLOps, que combinan desarrollo web y machine learning.</text:p>
        </text:list-item>
        <text:list-item>
          <text:p text:style-name="P16">La figura del desarrollador ya no se limita a “hacer páginas”, sino que puede involucrarse en la estrategia de automatización y personalización mediante IA.</text:p>
        </text:list-item>
      </text:list>
      <text:p text:style-name="P11"><text:soft-page-break/><text:span text:style-name="Strong_20_Emphasis">Competencias más demandadas</text:span></text:p>
      <text:list text:style-name="L6">
        <text:list-item>
          <text:p text:style-name="P17">Fundamentos de IA/ML y familiaridad con frameworks y APIs de IA.</text:p>
        </text:list-item>
        <text:list-item>
          <text:p text:style-name="P17">Conocimientos de DevOps, automatización, testing y escalabilidad.</text:p>
        </text:list-item>
        <text:list-item>
          <text:p text:style-name="P17">Soft-skills como pensamiento crítico, ética y colaboración humano-IA.</text:p>
        </text:list-item>
      </text:list>
      <text:p text:style-name="P11"><text:span text:style-name="Strong_20_Emphasis">Oportunidades profesionales</text:span></text:p>
      <text:list text:style-name="L7">
        <text:list-item>
          <text:p text:style-name="P18">Integrar IA en webs (personalización, chatbots, automatización).</text:p>
        </text:list-item>
        <text:list-item>
          <text:p text:style-name="P18">Desarrollar aplicaciones inteligentes que aprendan del usuario.</text:p>
        </text:list-item>
        <text:list-item>
          <text:p text:style-name="P18">Consultoría para migrar a flujos de trabajo IA-assisted.</text:p>
        </text:list-item>
        <text:list-item>
          <text:p text:style-name="P18">Roles híbridos que combinen frontend/backend con IA.</text:p>
        </text:list-item>
      </text:list>
      <text:h text:style-name="P10" text:outline-level="3">6. Caso de estudio: Netflix</text:h>
      <text:p text:style-name="P11"><text:span text:style-name="Strong_20_Emphasis">Descripción e implementación de IA</text:span><text:line-break/>Netflix es un ejemplo interesante de cómo una empresa puede usar IA a gran escala. Su sistema de recomendaciones utiliza múltiples modelos de machine learning y deep learning, diseñados para diferentes objetivos, como predecir qué contenido le puede interesar a cada usuario. Se estima que más del 80 % del visionado proviene de estas recomendaciones personalizadas.</text:p>
      <text:p text:style-name="P11"><text:span text:style-name="Strong_20_Emphasis">Factores de éxito</text:span></text:p>
      <text:list text:style-name="L8">
        <text:list-item>
          <text:p text:style-name="P19">Gran volumen y calidad de datos: historial de visualización, interacción y dispositivos.</text:p>
        </text:list-item>
        <text:list-item>
          <text:p text:style-name="P19">Modelos híbridos: combinación de filtrado colaborativo, filtrado basado en contenido y deep learning.</text:p>
        </text:list-item>
        <text:list-item>
          <text:p text:style-name="P19">Estrategia integral: la IA no se limita a la capa técnica, sino que se integra en la estrategia de negocio.</text:p>
        </text:list-item>
      </text:list>
      <text:p text:style-name="P11"><text:span text:style-name="Strong_20_Emphasis">Lecciones para el desarrollo web</text:span></text:p>
      <text:list text:style-name="L9">
        <text:list-item>
          <text:p text:style-name="P20">La personalización puede ser un factor clave para diferenciar un servicio web.</text:p>
        </text:list-item>
        <text:list-item>
          <text:p text:style-name="P20">Es recomendable pensar la arquitectura desde el principio con IA en mente, no añadirla como un complemento posterior.</text:p>
        </text:list-item>
        <text:list-item>
          <text:p text:style-name="P20">La precisión de los modelos, la calidad de los datos y la ética de su uso son fundamentales.</text:p>
        </text:list-item>
      </text:list>
      <text:p text:style-name="P11"><text:soft-page-break/><text:span text:style-name="Strong_20_Emphasis">Limitaciones y consideraciones</text:span></text:p>
      <text:list text:style-name="L10">
        <text:list-item>
          <text:p text:style-name="P21">Mantener estos sistemas requiere infraestructura y recursos constantes.</text:p>
        </text:list-item>
        <text:list-item>
          <text:p text:style-name="P21">A menor escala, replicar el modelo exacto de Netflix es complicado.</text:p>
        </text:list-item>
        <text:list-item>
          <text:p text:style-name="P21">En proyectos web más pequeños, conviene adaptar la idea de personalización sin depender de grandes volúmenes de datos.</text:p>
        </text:list-item>
      </text:list>
      <text:h text:style-name="P14" text:outline-level="3">7. Predicciones y escenarios futuros</text:h>
      <text:p text:style-name="P11"><text:span text:style-name="Strong_20_Emphasis">Horizonte 2-3 años</text:span></text:p>
      <text:list text:style-name="L11">
        <text:list-item>
          <text:p text:style-name="P22">Consolidación de herramientas de IA asistida en <text:span text:style-name="T3">la parte de frontend <text:s/>con</text:span> generación de código, layouts automáticos y testing <text:span text:style-name="T3">por ejemplo</text:span>.</text:p>
        </text:list-item>
        <text:list-item>
          <text:p text:style-name="P22">Mayor uso de plataformas no-code/low-code con soporte de IA, especialmente para webs sencillas.</text:p>
        </text:list-item>
        <text:list-item>
          <text:p text:style-name="P22">Backend: microservicios adaptativos y despliegue automatizado.</text:p>
        </text:list-item>
        <text:list-item>
          <text:p text:style-name="P22">Profesionales: los desarrolladores web con conocimientos de IA serán cada vez más comunes <text:span text:style-name="T3">y prácticamente obligados a usarlas por las facilidades que dan estas</text:span>.</text:p>
        </text:list-item>
      </text:list>
      <text:p text:style-name="P11"><text:span text:style-name="Strong_20_Emphasis">Horizonte 5-10 años</text:span></text:p>
      <text:list text:style-name="L12">
        <text:list-item>
          <text:p text:style-name="P23">Aparición de herramientas “semi-autónomas” donde el desarrollador define el “qué” y la IA se encarga del “cómo” <text:span text:style-name="T3">aunque ya hay indicios de algunas como el fuera de juego semiautomático en el futbol</text:span>.</text:p>
        </text:list-item>
        <text:list-item>
          <text:p text:style-name="P23">Experiencias web altamente personalizadas y adaptativas, incluso anticipándose al usuario.</text:p>
        </text:list-item>
        <text:list-item>
          <text:p text:style-name="P23">Nuevos roles: “orquestador humano-IA”, con mayor enfoque en ética, cumplimiento y diseño de sistemas inteligentes.</text:p>
        </text:list-item>
        <text:list-item>
          <text:p text:style-name="P23">Riesgos: quienes no se adapten podrían quedar desplazados; también aumentan desafíos de privacidad y sesgos.</text:p>
        </text:list-item>
      </text:list>
      <text:p text:style-name="P11"><text:span text:style-name="Strong_20_Emphasis">Escenarios alternativos</text:span></text:p>
      <text:list text:style-name="L13">
        <text:list-item>
          <text:p text:style-name="P24"><text:span text:style-name="Strong_20_Emphasis">Optimista:</text:span> la IA se integra sin fricciones, la productividad y calidad web aumentan y los desarrolladores se reinventan.</text:p>
        </text:list-item>
        <text:list-item>
          <text:p text:style-name="P24"><text:soft-page-break/><text:span text:style-name="Strong_20_Emphasis">Realista:</text:span> adopción progresiva, muchas tareas automatizadas, pero la supervisión humana sigue siendo clave.</text:p>
        </text:list-item>
        <text:list-item>
          <text:p text:style-name="P24"><text:span text:style-name="Strong_20_Emphasis">Pesimista:</text:span> la automatización avanza rápido, desplazando perfiles tradicionales y surgen problemas de ética, sesgos o dependencia tecnológica.</text:p>
        </text:list-item>
      </text:list>
      <text:p text:style-name="P11"><text:span text:style-name="Strong_20_Emphasis">Recomendaciones para profesionales</text:span></text:p>
      <text:list text:style-name="L14">
        <text:list-item>
          <text:p text:style-name="P25">Aprender fundamentos de IA/ML, aunque sea a nivel medio.</text:p>
        </text:list-item>
        <text:list-item>
          <text:p text:style-name="P25">Experimentar con herramientas de IA asistida para desarrollo web.</text:p>
        </text:list-item>
        <text:list-item>
          <text:p text:style-name="P25">Centrarse en lógica de negocio, arquitectura, UX, ética e integración de IA más que en solo HTML/CSS.</text:p>
        </text:list-item>
        <text:list-item>
          <text:p text:style-name="P25">Mantenerse actualizado a través de comunidades, blogs y cursos.</text:p>
        </text:list-item>
        <text:list-item>
          <text:p text:style-name="P25">Adoptar una mentalidad de adaptación: la tecnología cambia constantemente.</text:p>
        </text:list-item>
      </text:list>
      <text:h text:style-name="P26" text:outline-level="2">8. Conclusiones y reflexión personal</text:h>
      <text:p text:style-name="P6">La IA ya está impactando el desarrollo web de forma significativa. No se trata solo de herramientas puntuales, sino de un cambio más profundo en el flujo de trabajo, en las competencias requeridas y en las expectativas del profesional. Para ti, como futuro desarrollador web, la buena noticia es que existe una tremenda <text:span text:style-name="Strong_20_Emphasis"><text:span text:style-name="T4">oportunidad</text:span></text:span>: quienes dominen tanto el desarrollo web como los principios de la IA estarán en ventaja. La advertencia: quedarse en tareas tradicionales sin adaptarse puede llevar a quedar rezagado. Personalmente, veo mi próximo paso como ampliar mis conocimientos en IA aplicada al desarrollo web. A corto plazo voy a revisar herramientas de IA frontend, experimentar con APIs de IA para backend, y planificar formación en ML Ops o automatización. A largo plazo, estoy <text:span text:style-name="T5">seguro</text:span> que mi rol cambiará hacia “arquitecto de soluciones web inteligentes” y colaborar con sistemas IA en lugar de ser reemplazado por ellos.</text:p>
      <text:h text:style-name="P26" text:outline-level="2">9. Referencias bibliográficas</text:h>
      <text:list text:style-name="L15">
        <text:list-item>
          <text:p text:style-name="P27"><text:a xlink:type="simple" xlink:href="https://garvira.com/inteligencia-artificial-desarrollo-web-2024/" text:style-name="Internet_20_link" text:visited-style-name="Visited_20_Internet_20_Link">https://garvira.com/inteligencia-artificial-desarrollo-web-2024/</text:a></text:p>
        </text:list-item>
        <text:list-item>
          <text:p text:style-name="P27"><text:a xlink:type="simple" xlink:href="https://spain.generation.org/blog/la-ia-y-el-futuro-del-trabajo-en-el-sector-tecnologico/" text:style-name="Internet_20_link" text:visited-style-name="Visited_20_Internet_20_Link">https://spain.generation.org/blog/la-ia-y-el-futuro-del-trabajo-en-el-sector-tecnologico/</text:a></text:p>
        </text:list-item>
        <text:list-item>
          <text:p text:style-name="P27"><text:a xlink:type="simple" xlink:href="https://sirvelia.com/analisis-dafo-union-entre-disenadores-y-desarrolladores-web/" text:style-name="Internet_20_link" text:visited-style-name="Visited_20_Internet_20_Link"><text:span text:style-name="T6">https://sirvelia.com/analisis-dafo-union-entre-disenadores-y-desarrolladores-web/</text:span></text:a></text:p>
        </text:list-item>
        <text:list-item>
          <text:p text:style-name="P27"><text:a xlink:type="simple" xlink:href="https://www.idenautas.com/blog/principales-retos-en-el-desarrollo-web/" text:style-name="Internet_20_link" text:visited-style-name="Visited_20_Internet_20_Link">https://www.idenautas.com/blog/principales-retos-en-el-desarrollo-web/</text:a></text:p>
        </text:list-item>
        <text:list-item>
          <text:p text:style-name="P27"><text:a xlink:type="simple" xlink:href="https://blogs.uoc.edu/informatica/es/el-impacto-de-la-ia-en-las-profesiones/" text:style-name="Internet_20_link" text:visited-style-name="Visited_20_Internet_20_Link">https://blogs.uoc.edu/informatica/es/el-impacto-de-la-ia-en-las-profesiones/</text:a></text:p>
        </text:list-item>
        <text:list-item>
          <text:p text:style-name="P27"><text:a xlink:type="simple" xlink:href="https://www.bde.es/wbe/es/noticias-eventos/blog/series/retos-economia-espanola/inteligencia-artificial-y-empleo-como-explotar-sus-potenciales-beneficios-y-evitar-sus-efectos-adversos.html" text:style-name="Internet_20_link" text:visited-style-name="Visited_20_Internet_20_Link"><text:soft-page-break/>https://www.bde.es/wbe/es/noticias-eventos/blog/series/retos-economia-espanola/inteligencia-artificial-y-empleo-como-explotar-sus-potenciales-beneficios-y-evitar-sus-efectos-adversos.html</text:a></text:p>
        </text:list-item>
      </text:list>
      <text:p text:style-name="P6"/>
      <text:list text:continue-numbering="true" text:style-name="L15">
        <text:list-header>
          <text:p text:style-name="P27"><text:span text:style-name="Strong_20_Emphasis"><text:span text:style-name="T7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officeooo:rsid="002c40e7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<text:span text:style-name="MT1">Proyecto</text:span><text:tab/>2 DAW<text:tab/>Juan Francisco Cortejosa </text:p>
      </style:header>
      <style:footer>
        <text:p text:style-name="MP2"><text:span text:style-name="MT2">DAW <text:tab/>DESARROLLO ASISTIDO CON IA</text:span><text:tab/><text:span text:style-name="MT2"><text:page-number text:select-page="current">7</text:page-number></text:span><text:span text:style-name="MT2">/</text:span><text:span text:style-name="MT2"><text:page-count>7</text:page-count></text:span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5-11-26T19:22:33.939365100</dc:date>
    <meta:editing-duration>PT1H18M33S</meta:editing-duration>
    <meta:editing-cycles>25</meta:editing-cycles>
    <meta:generator>LibreOffice/25.8.2.2$Windows_X86_64 LibreOffice_project/d401f2107ccab8f924a8e2df40f573aab7605b6f</meta:generator>
    <meta:document-statistic meta:table-count="0" meta:image-count="0" meta:object-count="0" meta:page-count="7" meta:paragraph-count="102" meta:word-count="1569" meta:character-count="10972" meta:non-whitespace-character-count="9554"/>
  </office:meta>
</office:document-meta>
</file>